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D4E728DA69C0F57.png" manifest:media-type="image/png"/>
  <manifest:file-entry manifest:full-path="Pictures/100000000000055600000300C24D022FBC2F6DFE.png" manifest:media-type="image/png"/>
  <manifest:file-entry manifest:full-path="Pictures/100000000000055600000300C4C5EAFA053EB45D.png" manifest:media-type="image/png"/>
  <manifest:file-entry manifest:full-path="Pictures/1000000000000556000003007BA633CFD3919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1">
        <draw:frame draw:style-name="gr1" draw:text-style-name="P1" draw:layer="layout" svg:width="27.999cm" svg:height="15.741cm" svg:x="0.169cm" svg:y="2.513cm">
          <draw:image xlink:href="Pictures/1000000000000556000003007BA633CFD39196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draw:style-name="gr1" draw:text-style-name="P1" draw:layer="layout" svg:width="27.999cm" svg:height="15.741cm" svg:x="0.169cm" svg:y="2.713cm">
          <draw:image xlink:href="Pictures/100000000000055600000300C24D022FBC2F6D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" draw:text-style-name="P1" draw:layer="layout" svg:width="27.999cm" svg:height="15.741cm" svg:x="0.169cm" svg:y="2.713cm">
          <draw:image xlink:href="Pictures/100000000000055600000300C4C5EAFA053EB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" draw:text-style-name="P1" draw:layer="layout" svg:width="27.999cm" svg:height="15.741cm" svg:x="0.169cm" svg:y="2.713cm">
          <draw:image xlink:href="Pictures/100000000000055600000300AD4E728DA69C0F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3:31:35.236109963</meta:creation-date>
    <dc:date>2018-01-26T14:59:18.954931271</dc:date>
    <meta:editing-duration>PT56M19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